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</office:automatic-styles>
  <office:body>
    <office:spreadsheet>
      <table:table table:name="Hosted Exchange" table:style-name="ta1" table:print="false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table:style-name="ce1" office:value-type="string" table:number-columns-spanned="4" table:number-rows-spanned="1">
            <text:p>Hosted Exchange Pricing (Monthly)</text:p>
          </table:table-cell>
          <table:covered-table-cell table:number-columns-repeated="3"/>
        </table:table-row>
        <table:table-row table:style-name="ro1">
          <table:table-cell table:style-name="ce2" office:value-type="string">
            <text:p>Mailboxes</text:p>
          </table:table-cell>
          <table:table-cell table:style-name="ce2" office:value-type="string">
            <text:p>Cost (mo)</text:p>
          </table:table-cell>
          <table:table-cell table:style-name="ce2" office:value-type="string">
            <text:p>Retail (ea)</text:p>
          </table:table-cell>
          <table:table-cell table:style-name="ce2" office:value-type="string">
            <text:p>Retail (mo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.5">
            <text:p>8.5</text:p>
          </table:table-cell>
          <table:table-cell table:formula="oooc:=([.B3]/[.A3])*1.5" office:value-type="float" office:value="12.75">
            <text:p>12.75</text:p>
          </table:table-cell>
          <table:table-cell table:formula="oooc:=[.C3]*[.A3]" office:value-type="float" office:value="12.75">
            <text:p>12.7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ooc:=24" office:value-type="float" office:value="24">
            <text:p>24</text:p>
          </table:table-cell>
          <table:table-cell table:formula="oooc:=([.B4]/[.A4])*1.4" office:value-type="float" office:value="11.2">
            <text:p>11.2</text:p>
          </table:table-cell>
          <table:table-cell table:formula="oooc:=[.C4]*[.A4]" office:value-type="float" office:value="33.6">
            <text:p>33.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40" office:value-type="float" office:value="40">
            <text:p>40</text:p>
          </table:table-cell>
          <table:table-cell table:formula="oooc:=([.B5]/[.A5])*1.3" office:value-type="float" office:value="10.4">
            <text:p>10.4</text:p>
          </table:table-cell>
          <table:table-cell table:formula="oooc:=[.C5]*[.A5]" office:value-type="float" office:value="52">
            <text:p>5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ooc:=80" office:value-type="float" office:value="80">
            <text:p>80</text:p>
          </table:table-cell>
          <table:table-cell table:formula="oooc:=([.B6]/[.A6])*1.25" office:value-type="float" office:value="10">
            <text:p>10</text:p>
          </table:table-cell>
          <table:table-cell table:formula="oooc:=[.C6]*[.A6]" office:value-type="float" office:value="100">
            <text:p>1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ooc:=200" office:value-type="float" office:value="200">
            <text:p>200</text:p>
          </table:table-cell>
          <table:table-cell table:formula="oooc:=([.B7]/[.A7])*1.25" office:value-type="float" office:value="10">
            <text:p>10</text:p>
          </table:table-cell>
          <table:table-cell table:formula="oooc:=[.C7]*[.A7]" office:value-type="float" office:value="250">
            <text:p>25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ooc:=400" office:value-type="float" office:value="400">
            <text:p>400</text:p>
          </table:table-cell>
          <table:table-cell table:formula="oooc:=([.B8]/[.A8])*1.25" office:value-type="float" office:value="10">
            <text:p>10</text:p>
          </table:table-cell>
          <table:table-cell table:formula="oooc:=[.C8]*[.A8]" office:value-type="float" office:value="500">
            <text:p>5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ooc:=800" office:value-type="float" office:value="800">
            <text:p>800</text:p>
          </table:table-cell>
          <table:table-cell table:formula="oooc:=([.B9]/[.A9])*1.25" office:value-type="float" office:value="10">
            <text:p>10</text:p>
          </table:table-cell>
          <table:table-cell table:formula="oooc:=[.C9]*[.A9]" office:value-type="float" office:value="1000">
            <text:p>1000</text:p>
          </table:table-cell>
        </table:table-row>
      </table:table>
      <table:table table:name="POP Email" table:style-name="ta1" table:print="false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table:style-name="ce1" office:value-type="string" table:number-columns-spanned="3" table:number-rows-spanned="1">
            <text:p>POP Email Pricing (Annual)</text:p>
          </table:table-cell>
          <table:covered-table-cell table:number-columns-repeated="2"/>
          <table:table-cell/>
        </table:table-row>
        <table:table-row table:style-name="ro1">
          <table:table-cell table:style-name="ce2" office:value-type="string">
            <text:p>Mailboxes</text:p>
          </table:table-cell>
          <table:table-cell table:style-name="ce2" office:value-type="string">
            <text:p>Cost</text:p>
          </table:table-cell>
          <table:table-cell table:style-name="ce2" office:value-type="string">
            <text:p>Retail</text:p>
          </table:table-cell>
          <table:table-cell table:style-name="ce2"/>
        </table:table-row>
        <table:table-row table:style-name="ro1">
          <table:table-cell office:value-type="float" office:value="10">
            <text:p>10</text:p>
          </table:table-cell>
          <table:table-cell table:formula="oooc:=9.95" office:value-type="float" office:value="9.95">
            <text:p>9.95</text:p>
          </table:table-cell>
          <table:table-cell table:formula="oooc:=[.B3]*2" office:value-type="float" office:value="19.9">
            <text:p>19.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ooc:=[.B3]+9.95" office:value-type="float" office:value="19.9">
            <text:p>19.9</text:p>
          </table:table-cell>
          <table:table-cell table:formula="oooc:=[.B4]*2" office:value-type="float" office:value="39.8">
            <text:p>39.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ooc:=[.B4]+9.95" office:value-type="float" office:value="29.85">
            <text:p>29.85</text:p>
          </table:table-cell>
          <table:table-cell table:formula="oooc:=[.B5]*2" office:value-type="float" office:value="59.7">
            <text:p>59.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ooc:=[.B5]+9.95" office:value-type="float" office:value="39.8">
            <text:p>39.8</text:p>
          </table:table-cell>
          <table:table-cell table:formula="oooc:=[.B6]*2" office:value-type="float" office:value="79.6">
            <text:p>79.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ooc:=[.B6]+9.95" office:value-type="float" office:value="49.75">
            <text:p>49.75</text:p>
          </table:table-cell>
          <table:table-cell table:formula="oooc:=[.B7]*2" office:value-type="float" office:value="99.5">
            <text:p>99.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ooc:=[.B7]+9.95" office:value-type="float" office:value="59.7">
            <text:p>59.7</text:p>
          </table:table-cell>
          <table:table-cell table:formula="oooc:=[.B8]*2" office:value-type="float" office:value="119.4">
            <text:p>119.4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ooc:=[.B8]+9.95" office:value-type="float" office:value="69.65">
            <text:p>69.65</text:p>
          </table:table-cell>
          <table:table-cell table:formula="oooc:=[.B9]*2" office:value-type="float" office:value="139.3">
            <text:p>139.3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3">03/03/2008</text:date>, <text:time>13:3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8-03-03T13:16:22</meta:creation-date>
    <dc:date>2008-03-03T13:31:41</dc:date>
    <meta:editing-cycles>1</meta:editing-cycles>
    <meta:editing-duration>PT8S</meta:editing-duration>
    <meta:user-defined meta:name="Info 1"/>
    <meta:user-defined meta:name="Info 2"/>
    <meta:user-defined meta:name="Info 3"/>
    <meta:user-defined meta:name="Info 4"/>
    <meta:document-statistic meta:table-count="2" meta:cell-count="58"/>
  </office:meta>
</office:document-meta>
</file>